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6D24AD55B100E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4.7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9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4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48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e6e6ff" draw:textarea-horizontal-align="justify" draw:textarea-vertical-align="middle" draw:auto-grow-height="false" fo:min-height="1.126cm" fo:min-width="9.131cm"/>
      <style:paragraph-properties style:writing-mode="lr-tb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 fo:min-height="1.699cm" fo:min-width="8.1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3cm" fo:min-width="1.469cm"/>
      <style:paragraph-properties style:writing-mode="lr-tb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2.042cm" fo:min-width="10.047cm"/>
      <style:paragraph-properties style:writing-mode="lr-tb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2.387cm" fo:min-width="9.376cm"/>
      <style:paragraph-properties style:writing-mode="lr-tb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126cm" fo:min-width="8.49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 fo:min-height="0.896cm" fo:min-width="4.075cm"/>
      <style:paragraph-properties style:writing-mode="lr-tb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 fo:min-height="1.584cm" fo:min-width="3.239cm"/>
      <style:paragraph-properties style:writing-mode="lr-tb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 fo:min-height="0.783cm" fo:min-width="6.248cm"/>
      <style:paragraph-properties style:writing-mode="lr-tb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1.584cm" fo:min-width="7.4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1.914cm"/>
      <style:paragraph-properties style:writing-mode="lr-tb"/>
    </style:style>
    <style:style style:name="gr19" style:family="graphic" style:parent-style-name="standard">
      <style:graphic-properties draw:fill-color="#e6e6ff" draw:textarea-horizontal-align="justify" draw:textarea-vertical-align="middle" draw:auto-grow-height="false" fo:min-height="1.356cm" fo:min-width="3.51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48cm" fo:min-width="2.027cm"/>
      <style:paragraph-properties style:writing-mode="lr-tb"/>
    </style:style>
    <style:style style:name="gr21" style:family="graphic" style:parent-style-name="standard">
      <style:graphic-properties draw:fill-color="#e6e6ff" draw:textarea-horizontal-align="justify" draw:textarea-vertical-align="middle" draw:auto-grow-height="false" fo:min-height="1.241cm" fo:min-width="6.96cm"/>
      <style:paragraph-properties style:writing-mode="lr-tb"/>
    </style:style>
    <style:style style:name="gr22" style:family="graphic" style:parent-style-name="standard">
      <style:graphic-properties draw:fill-color="#e6e6ff" draw:textarea-horizontal-align="justify" draw:textarea-vertical-align="middle" draw:auto-grow-height="false" fo:min-height="1.241cm" fo:min-width="5.309cm"/>
      <style:paragraph-properties style:writing-mode="lr-tb"/>
    </style:style>
    <style:style style:name="gr23" style:family="graphic" style:parent-style-name="standard">
      <style:graphic-properties draw:fill-color="#ffd320" draw:textarea-horizontal-align="justify" draw:textarea-vertical-align="middle" draw:auto-grow-height="false" fo:min-height="0.783cm" fo:min-width="4.597cm"/>
      <style:paragraph-properties style:writing-mode="lr-tb"/>
    </style:style>
    <style:style style:name="gr24" style:family="graphic" style:parent-style-name="standard">
      <style:graphic-properties draw:fill-color="#ffd320" draw:textarea-horizontal-align="justify" draw:textarea-vertical-align="middle" draw:auto-grow-height="false" fo:min-height="0.783cm" fo:min-width="5.359cm"/>
      <style:paragraph-properties style:writing-mode="lr-tb"/>
    </style:style>
    <style:style style:name="gr25" style:family="graphic" style:parent-style-name="standard">
      <style:graphic-properties draw:fill-color="#23ff23" draw:textarea-horizontal-align="justify" draw:textarea-vertical-align="middle" draw:auto-grow-height="false" fo:min-height="1.469cm" fo:min-width="5.537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fill-color="#ff0000" draw:textarea-horizontal-align="justify" draw:textarea-vertical-align="middle" draw:auto-grow-height="false" fo:min-height="1.637cm" fo:min-width="1.514cm"/>
      <style:paragraph-properties style:writing-mode="lr-tb"/>
    </style:style>
    <style:style style:name="gr28" style:family="graphic" style:parent-style-name="standard" style:list-style-name="L1">
      <style:graphic-properties draw:fill-color="#ff0000" draw:textarea-horizontal-align="justify" draw:textarea-vertical-align="middle" draw:auto-grow-height="false" fo:min-height="1.637cm" fo:min-width="1.514cm"/>
      <style:paragraph-properties style:writing-mode="lr-tb"/>
    </style:style>
    <style:style style:name="gr29" style:family="graphic" style:parent-style-name="standard" style:list-style-name="L1">
      <style:graphic-properties draw:fill-color="#ff0000" draw:textarea-horizontal-align="justify" draw:textarea-vertical-align="middle" draw:auto-grow-height="false" fo:min-height="1.995cm" fo:min-width="1.87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211cm" fo:min-width="2.027cm"/>
      <style:paragraph-properties style:writing-mode="lr-tb"/>
    </style:style>
    <style:style style:name="gr31" style:family="graphic" style:parent-style-name="standard">
      <style:graphic-properties draw:fill-color="#e6e6ff" draw:textarea-horizontal-align="justify" draw:textarea-vertical-align="middle" draw:auto-grow-height="false" fo:min-height="2.73cm" fo:min-width="10.1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148cm" fo:min-width="1.532cm"/>
      <style:paragraph-properties style:writing-mode="lr-tb"/>
    </style:style>
    <style:style style:name="gr33" style:family="graphic" style:parent-style-name="standard">
      <style:graphic-properties draw:fill-color="#e6e6ff" draw:textarea-horizontal-align="justify" draw:textarea-vertical-align="middle" draw:auto-grow-height="false" fo:min-height="1.929cm" fo:min-width="5.616cm"/>
      <style:paragraph-properties style:writing-mode="lr-tb"/>
    </style:style>
    <style:style style:name="gr34" style:family="graphic" style:parent-style-name="standard">
      <style:graphic-properties draw:fill-color="#e6e6ff" draw:textarea-horizontal-align="justify" draw:textarea-vertical-align="middle" draw:auto-grow-height="false" fo:min-height="2.042cm" fo:min-width="11.31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 style:writing-mode="lr-tb"/>
      <style:text-properties fo:font-size="12pt"/>
    </style:style>
    <style:style style:name="P7" style:family="paragraph">
      <loext:graphic-properties draw:fill-color="#e6e6ff"/>
      <style:paragraph-properties fo:text-align="start"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2pt" fo:font-weight="normal"/>
    </style:style>
    <style:style style:name="P9" style:family="paragraph">
      <style:paragraph-properties fo:margin-left="0cm" fo:margin-right="0cm" fo:margin-top="0.203cm" fo:margin-bottom="0.102cm" fo:line-height="100%" fo:text-align="start" fo:text-indent="0cm" style:writing-mode="lr-tb"/>
      <style:text-properties fo:font-size="12pt"/>
    </style:style>
    <style:style style:name="P10" style:family="paragraph">
      <loext:graphic-properties draw:fill-color="#e6e6ff"/>
      <style:paragraph-properties fo:margin-left="0cm" fo:margin-right="0cm" fo:margin-top="0.203cm" fo:margin-bottom="0.102cm" fo:line-height="100%" fo:text-align="start" fo:text-indent="0cm" style:writing-mode="lr-tb"/>
      <style:text-properties fo:font-size="12pt"/>
    </style:style>
    <style:style style:name="P11" style:family="paragraph">
      <loext:graphic-properties draw:fill-color="#ffd320"/>
      <style:paragraph-properties fo:text-align="center" style:writing-mode="lr-tb"/>
      <style:text-properties fo:font-size="12pt"/>
    </style:style>
    <style:style style:name="P12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 style:writing-mode="lr-tb"/>
      <style:text-properties fo:font-size="12pt" fo:font-style="normal" fo:font-weight="normal" style:font-style-asian="normal" style:font-style-complex="normal"/>
    </style:style>
    <style:style style:name="P14" style:family="paragraph">
      <style:paragraph-properties fo:text-align="start" style:writing-mode="lr-tb"/>
      <style:text-properties fo:color="#ff0000" fo:font-size="12pt"/>
    </style:style>
    <style:style style:name="P15" style:family="paragraph">
      <loext:graphic-properties draw:fill-color="#e6e6ff"/>
      <style:paragraph-properties fo:text-align="start" style:writing-mode="lr-tb"/>
      <style:text-properties fo:color="#ff0000" fo:font-size="12pt"/>
    </style:style>
    <style:style style:name="P16" style:family="paragraph">
      <loext:graphic-properties draw:fill-color="#23ff23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weight="bold"/>
    </style:style>
    <style:style style:name="P19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color="#ffffff" fo:font-weight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e6e6ff"/>
      <style:paragraph-properties fo:margin-top="0cm" fo:margin-bottom="0cm" fo:line-height="100%" fo:text-align="start" style:writing-mode="lr-tb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/>
    </style:style>
    <style:style style:name="T2" style:family="text">
      <style:text-properties fo:color="#008000" fo:font-size="12pt"/>
    </style:style>
    <style:style style:name="T3" style:family="text">
      <style:text-properties fo:color="#ff0000" fo:font-size="12pt"/>
    </style:style>
    <style:style style:name="T4" style:family="text">
      <style:text-properties fo:font-size="12pt" fo:font-weight="normal"/>
    </style:style>
    <style:style style:name="T5" style:family="text">
      <style:text-properties fo:font-size="12pt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fo:font-style="normal" fo:font-weight="normal" style:font-style-asian="normal" style:font-style-complex="normal"/>
    </style:style>
    <style:style style:name="T10" style:family="text">
      <style:text-properties fo:color="#ffffff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334cm" svg:height="1.27cm" svg:x="11.668cm" svg:y="1.706cm">
          <text:p text:style-name="P1">Initial condi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826cm" svg:height="2.54cm" svg:x="34.083cm" svg:y="20.939cm">
          <text:p text:style-name="P2"><text:span text:style-name="T1">QEventPoint</text:span></text:p>
          <text:p text:style-name="P2"><text:span text:style-name="T1">instances inside</text:span></text:p>
          <text:p text:style-name="P2"><text:span text:style-name="T1">ev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5.969cm" svg:height="2.54cm" svg:x="18.272cm" svg:y="1.071cm">
          <text:p text:style-name="P2"><text:span text:style-name="T1">Introduce</text:span></text:p>
          <text:p text:style-name="P2"><text:span text:style-name="T1">QPointer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5" draw:id="id5" draw:layer="layout" svg:width="5.969cm" svg:height="3.048cm" svg:x="18.272cm" svg:y="5.262cm">
          <text:p text:style-name="P2"><text:span text:style-name="T1">Every QPointerEvent</text:span></text:p>
          <text:p text:style-name="P2"><text:span text:style-name="T1">has multi-point 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36.496cm" svg:y1="19.232cm" svg:x2="36.496cm" svg:y2="20.939cm" draw:start-shape="id1" draw:end-shape="id2" svg:d="M36496 19232v1707" svg:viewBox="0 0 1 1708">
          <text:p text:style-name="P3">yes</text:p>
        </draw:connector>
        <draw:connector draw:style-name="gr6" draw:text-style-name="P4" draw:layer="layout" svg:x1="17.002cm" svg:y1="2.341cm" svg:x2="18.272cm" svg:y2="2.341cm" draw:start-shape="id3" draw:end-shape="id4" svg:d="M17002 2341h1270" svg:viewBox="0 0 1271 1">
          <text:p/>
        </draw:connector>
        <draw:connector draw:style-name="gr5" draw:text-style-name="P4" draw:layer="layout" svg:x1="21.256cm" svg:y1="3.611cm" svg:x2="21.256cm" svg:y2="5.262cm" draw:start-shape="id4" draw:start-glue-point="2" draw:end-shape="id5" svg:d="M21256 3611v1651" svg:viewBox="0 0 1 1652">
          <text:p text:style-name="P3">yes</text:p>
        </draw:connector>
        <draw:connector draw:style-name="gr5" draw:text-style-name="P4" draw:layer="layout" svg:x1="24.241cm" svg:y1="2.341cm" svg:x2="26.654cm" svg:y2="4.563cm" draw:start-shape="id4" draw:end-shape="id6" svg:d="M24241 2341h1207v2222h1206" svg:viewBox="0 0 2414 2223">
          <text:p text:style-name="P3">no</text:p>
        </draw:connector>
        <draw:connector draw:style-name="gr6" draw:text-style-name="P5" draw:layer="layout" svg:x1="28.114cm" svg:y1="5.135cm" svg:x2="30.464cm" svg:y2="4.563cm" draw:end-shape="id7" svg:d="M28114 5135h925v-572h1425" svg:viewBox="0 0 2351 573">
          <text:p/>
        </draw:connector>
        <draw:connector draw:style-name="gr5" draw:text-style-name="P4" draw:layer="layout" svg:x1="24.241cm" svg:y1="6.786cm" svg:x2="26.654cm" svg:y2="4.563cm" draw:start-shape="id5" draw:end-shape="id6" svg:d="M24241 6786h1207v-2223h1206" svg:viewBox="0 0 2414 2224">
          <text:p text:style-name="P3">no</text:p>
        </draw:connector>
        <draw:custom-shape draw:style-name="gr7" draw:text-style-name="P7" xml:id="id8" draw:id="id8" draw:layer="layout" svg:width="9.779cm" svg:height="1.524cm" svg:x="31.607cm" svg:y="25.511cm">
          <text:p text:style-name="P6"><text:span text:style-name="T2">Events are copyable</text:span></text:p>
          <text:p text:style-name="P6"><text:span text:style-name="T2">Events can be saved and replayed directly</text:span></text:p>
          <text:p text:style-name="P6"><text:span text:style-name="T3">Need to copy state to/from persistent inst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36.496cm" svg:y1="23.479cm" svg:x2="36.496cm" svg:y2="25.511cm" draw:start-shape="id2" draw:end-shape="id8" svg:d="M36496 23479v2032" svg:viewBox="0 0 1 2033">
          <text:p text:style-name="P3">yes</text:p>
        </draw:connector>
        <draw:custom-shape draw:style-name="gr2" draw:text-style-name="P8" xml:id="id9" draw:id="id9" draw:layer="layout" svg:width="4.826cm" svg:height="2.54cm" svg:x="41.005cm" svg:y="17.764cm">
          <text:p text:style-name="P8"><text:span text:style-name="T4">QEventPoint</text:span></text:p>
          <text:p text:style-name="P8"><text:span text:style-name="T5">pointers</text:span><text:span text:style-name="T4"> inside</text:span></text:p>
          <text:p text:style-name="P8"><text:span text:style-name="T4">ev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38.909cm" svg:y1="22.209cm" svg:x2="41.005cm" svg:y2="19.034cm" draw:start-shape="id2" draw:end-shape="id9" svg:d="M38909 22209h1049v-3175h1047" svg:viewBox="0 0 2097 3176">
          <text:p text:style-name="P3">no</text:p>
        </draw:connector>
        <draw:custom-shape draw:style-name="gr8" draw:text-style-name="P7" xml:id="id10" draw:id="id10" draw:layer="layout" svg:width="8.89cm" svg:height="2.159cm" svg:x="41.767cm" svg:y="22.082cm">
          <text:p text:style-name="P6"><text:span text:style-name="T2">Events are lightweight </text:span><text:span text:style-name="T3">but not copyable</text:span></text:p>
          <text:p text:style-name="P6"><text:span text:style-name="T3">Events can’t be saved and replayed directly</text:span></text:p>
          <text:p text:style-name="P6"><text:span text:style-name="T2">Can save state in reusable instances</text:span></text:p>
          <text:p text:style-name="P6"><text:span text:style-name="T2">Smaller change for Qt Quick C++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43.418cm" svg:y1="20.304cm" svg:x2="46.212cm" svg:y2="22.082cm" draw:start-shape="id9" draw:end-shape="id10" svg:d="M43418 20304v889h2794v889" svg:viewBox="0 0 2795 1779">
          <text:p text:style-name="P3">yes</text:p>
        </draw:connector>
        <draw:custom-shape draw:style-name="gr9" draw:text-style-name="P8" xml:id="id11" draw:id="id11" draw:layer="layout" svg:width="3.937cm" svg:height="2.159cm" svg:x="44.244cm" svg:y="25.257cm">
          <text:p text:style-name="P8"><text:span text:style-name="T4">QEventPoint</text:span></text:p>
          <text:p text:style-name="P8"><text:span text:style-name="T4">stor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46.212cm" svg:y1="24.241cm" svg:x2="46.212cm" svg:y2="25.257cm" draw:start-shape="id10" draw:end-shape="id11" svg:d="M46212 24241v1016" svg:viewBox="0 0 1 1017">
          <text:p/>
        </draw:connector>
        <draw:custom-shape draw:style-name="gr10" draw:text-style-name="P7" xml:id="id12" draw:id="id12" draw:layer="layout" svg:width="10.795cm" svg:height="2.54cm" svg:x="36.052cm" svg:y="28.94cm">
          <text:p text:style-name="P6"><text:span text:style-name="T2">Avoid the heap, quick allocation</text:span></text:p>
          <text:p text:style-name="P6"><text:span text:style-name="T2">Reference with short token instead of pointer</text:span></text:p>
          <text:p text:style-name="P6"><text:span text:style-name="T2">Pass by pointer everywhere</text:span></text:p>
          <text:p text:style-name="P6"><text:span text:style-name="T3">What if the “coat check” gets full? Need bigger tokens</text:span></text:p>
          <text:p text:style-name="P6"><text:span text:style-name="T3">“</text:span><text:span text:style-name="T3">Coat check” might be private, but users will need 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46.212cm" svg:y1="27.416cm" svg:x2="41.449cm" svg:y2="28.94cm" draw:start-shape="id11" draw:end-shape="id12" svg:d="M46212 27416v762h-4763v762" svg:viewBox="0 0 4764 1525">
          <text:p text:style-name="P3">“coat check”</text:p>
        </draw:connector>
        <draw:custom-shape draw:style-name="gr11" draw:text-style-name="P10" xml:id="id13" draw:id="id13" draw:layer="layout" svg:width="10.16cm" svg:height="2.921cm" svg:x="48.117cm" svg:y="28.559cm">
          <text:p text:style-name="P9"><text:span text:style-name="T6">QTouchEvent::TouchPoints were already that way</text:span></text:p>
          <text:p text:style-name="P9"><text:span text:style-name="T6">Could even be a QObject</text:span></text:p>
          <text:p text:style-name="P9"><text:span text:style-name="T6">Pass by pointer everywhere</text:span></text:p>
          <text:p text:style-name="P9"><text:span text:style-name="T7">One or more heap allocations per event deli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4" draw:id="id14" draw:layer="layout" svg:width="9.144cm" svg:height="1.524cm" svg:x="42.91cm" svg:y="32.877cm">
          <text:p text:style-name="P6"><text:span text:style-name="T3">Save-and-replay scenarios are too pervasive</text:span></text:p>
          <text:p text:style-name="P6"><text:span text:style-name="T3">Users expect self-contained event inst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48.181cm" svg:y1="26.337cm" svg:x2="53.197cm" svg:y2="28.559cm" draw:start-shape="id11" draw:start-glue-point="7" draw:end-shape="id13" draw:end-glue-point="0" svg:d="M48181 26337h5016v2222" svg:viewBox="0 0 5017 2223">
          <text:p text:style-name="P3">heap</text:p>
        </draw:connector>
        <draw:connector draw:style-name="gr6" draw:text-style-name="P5" draw:layer="layout" svg:x1="41.449cm" svg:y1="31.48cm" svg:x2="47.482cm" svg:y2="32.877cm" draw:start-shape="id12" draw:end-shape="id14" svg:d="M41449 31480v699h6033v698" svg:viewBox="0 0 6034 1398">
          <text:p/>
        </draw:connector>
        <draw:connector draw:style-name="gr6" draw:text-style-name="P5" draw:layer="layout" svg:x1="53.197cm" svg:y1="31.48cm" svg:x2="47.482cm" svg:y2="32.877cm" draw:start-shape="id13" draw:end-shape="id14" svg:d="M53197 31480v699h-5715v698" svg:viewBox="0 0 5716 1398">
          <text:p/>
        </draw:connector>
        <draw:custom-shape draw:style-name="gr13" draw:text-style-name="P2" xml:id="id1" draw:id="id1" draw:layer="layout" svg:width="7.62cm" svg:height="2.54cm" svg:x="32.686cm" svg:y="16.692cm">
          <text:p text:style-name="P2"><text:span text:style-name="T1">Hold QEventPoint</text:span></text:p>
          <text:p text:style-name="P2"><text:span text:style-name="T1">state in QPointingDev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21.256cm" svg:y1="8.31cm" svg:x2="21.193cm" svg:y2="10.088cm" draw:start-shape="id5" draw:end-shape="id15" svg:d="M21256 8310v890h-63v888" svg:viewBox="0 0 64 1779">
          <text:p text:style-name="P3">yes</text:p>
        </draw:connector>
        <draw:custom-shape draw:style-name="gr14" draw:text-style-name="P11" xml:id="id17" draw:id="id17" draw:layer="layout" svg:width="4.699cm" svg:height="1.27cm" svg:x="43.926cm" svg:y="14.914cm">
          <text:p text:style-name="P2"><text:span text:style-name="T1">Harder to support</text:span></text:p>
          <text:p text:style-name="P2"><text:span text:style-name="T1">multiple “seats” (mi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6" draw:id="id16" draw:layer="layout" svg:width="3.937cm" svg:height="2.032cm" svg:x="38.465cm" svg:y="14.533cm">
          <text:p text:style-name="P2"><text:span text:style-name="T1">Store state in</text:span></text:p>
          <text:p text:style-name="P2"><text:span text:style-name="T1">ad-hoc structures</text:span></text:p>
          <text:p text:style-name="P2"><text:span text:style-name="T1">in QGui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36.496cm" svg:y1="16.692cm" svg:x2="38.465cm" svg:y2="15.549cm" draw:start-shape="id1" draw:end-shape="id16" svg:d="M36496 16692v-1143h1969" svg:viewBox="0 0 1970 1144">
          <text:p text:style-name="P3">no</text:p>
        </draw:connector>
        <draw:connector draw:style-name="gr6" draw:text-style-name="P5" draw:layer="layout" svg:x1="42.402cm" svg:y1="15.549cm" svg:x2="43.926cm" svg:y2="15.549cm" draw:start-shape="id16" draw:end-shape="id17" svg:d="M42402 15549h1524" svg:viewBox="0 0 1525 1">
          <text:p/>
        </draw:connector>
        <draw:custom-shape draw:style-name="gr2" draw:text-style-name="P2" xml:id="id15" draw:id="id15" draw:layer="layout" svg:width="4.826cm" svg:height="2.54cm" svg:x="18.78cm" svg:y="10.088cm">
          <text:p text:style-name="P2"><text:span text:style-name="T1">Storage in</text:span></text:p>
          <text:p text:style-name="P2"><text:span text:style-name="T1">which cl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xml:id="id19" draw:id="id19" draw:layer="layout" svg:width="6.858cm" svg:height="1.143cm" svg:x="17.764cm" svg:y="14.279cm">
          <text:p text:style-name="P6"><text:span text:style-name="T2">No virtual functions</text:span></text:p>
          <text:p text:style-name="P6"><text:span text:style-name="T3">Every QPointerEvent has a Q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18" draw:id="id18" draw:layer="layout" svg:width="8.128cm" svg:height="2.032cm" svg:x="32.242cm" svg:y="11.358cm">
          <text:p text:style-name="P6"><text:span text:style-name="T2">QSinglePointEvent is smaller</text:span></text:p>
          <text:p text:style-name="P6"><text:span text:style-name="T3">Accessors are virtual</text:span></text:p>
          <text:p text:style-name="P6"><text:span text:style-name="T3">points() needs to return a QList any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2" draw:layer="layout" svg:x1="23.606cm" svg:y1="11.358cm" svg:x2="32.242cm" svg:y2="12.374cm" draw:start-shape="id15" draw:end-shape="id18" draw:end-glue-point="3" svg:d="M23606 11358h4319v1016h4317" svg:viewBox="0 0 8637 1017">
          <text:p text:style-name="P3"><text:span text:style-name="T8">QSinglePointEvent and QTouchEvent</text:span></text:p>
        </draw:connector>
        <draw:connector draw:style-name="gr5" draw:text-style-name="P4" draw:layer="layout" svg:x1="21.193cm" svg:y1="12.628cm" svg:x2="21.193cm" svg:y2="14.279cm" draw:start-shape="id15" draw:start-glue-point="6" draw:end-shape="id19" draw:end-glue-point="0" svg:d="M21193 12628v1651" svg:viewBox="0 0 1 1652">
          <text:p text:style-name="P3">QPointerEvent</text:p>
        </draw:connector>
        <draw:connector draw:style-name="gr6" draw:text-style-name="P5" draw:layer="layout" svg:x1="21.193cm" svg:y1="15.422cm" svg:x2="21.193cm" svg:y2="16.438cm" draw:start-shape="id19" draw:end-shape="id20" svg:d="M21193 15422v1016" svg:viewBox="0 0 1 1017">
          <text:p/>
        </draw:connector>
        <draw:custom-shape draw:style-name="gr18" draw:text-style-name="P13" xml:id="id20" draw:id="id20" draw:layer="layout" svg:width="4.826cm" svg:height="3.048cm" svg:x="18.78cm" svg:y="16.438cm">
          <text:p text:style-name="P13"><text:span text:style-name="T9">QEventPoint</text:span></text:p>
          <text:p text:style-name="P13"><text:span text:style-name="T9">has pointer to 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21.193cm" svg:y1="19.486cm" svg:x2="21.193cm" svg:y2="20.883cm" draw:start-shape="id20" draw:end-shape="id21" svg:d="M21193 19486v1397" svg:viewBox="0 0 1 1398">
          <text:p text:style-name="P3">yes</text:p>
        </draw:connector>
        <draw:connector draw:style-name="gr5" draw:text-style-name="P4" draw:layer="layout" svg:x1="23.606cm" svg:y1="17.962cm" svg:x2="26.146cm" svg:y2="17.962cm" draw:start-shape="id20" draw:end-shape="id22" svg:d="M23606 17962h2540" svg:viewBox="0 0 2541 1">
          <text:p text:style-name="P3">no</text:p>
        </draw:connector>
        <draw:custom-shape draw:style-name="gr19" draw:text-style-name="P15" xml:id="id22" draw:id="id22" draw:layer="layout" svg:width="4.191cm" svg:height="1.778cm" svg:x="26.146cm" svg:y="17.073cm">
          <text:p text:style-name="P14"><text:span text:style-name="T3">Many Qt Quick </text:span></text:p>
          <text:p text:style-name="P14"><text:span text:style-name="T3"><text:s text:c="4"/></text:span><text:span text:style-name="T3">private C++ APIs </text:span></text:p>
          <text:p text:style-name="P14"><text:span text:style-name="T3"><text:s text:c="4"/></text:span><text:span text:style-name="T3">must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30.337cm" svg:y1="17.962cm" svg:x2="32.686cm" svg:y2="17.962cm" draw:start-shape="id22" draw:end-shape="id1" svg:d="M30337 17962h2349" svg:viewBox="0 0 2350 1">
          <text:p/>
        </draw:connector>
        <draw:custom-shape draw:style-name="gr20" draw:text-style-name="P8" xml:id="id23" draw:id="id23" draw:layer="layout" svg:width="5.053cm" svg:height="2.794cm" svg:x="24.776cm" svg:y="24.876cm">
          <text:p text:style-name="P8"><text:span text:style-name="T4">Events and points:</text:span></text:p>
          <text:p text:style-name="P8"><text:span text:style-name="T4">Q_GADG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24" draw:id="id24" draw:layer="layout" svg:width="7.62cm" svg:height="1.651cm" svg:x="23.479cm" svg:y="29.448cm">
          <text:p text:style-name="P6"><text:span text:style-name="T2">Can emit by value to QML</text:span></text:p>
          <text:p text:style-name="P6"><text:span text:style-name="T3">Not a solution to accept/reject in Q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7.302cm" svg:y1="27.67cm" svg:x2="27.289cm" svg:y2="29.448cm" draw:start-shape="id23" draw:end-shape="id24" svg:d="M27302 27670v889h-13v889" svg:viewBox="0 0 14 1779">
          <text:p text:style-name="P3">yes</text:p>
        </draw:connector>
        <draw:connector draw:style-name="gr6" draw:text-style-name="P5" draw:layer="layout" svg:x1="31.607cm" svg:y1="26.273cm" svg:x2="29.829cm" svg:y2="26.273cm" draw:start-shape="id8" draw:end-shape="id23" svg:d="M31607 26273h-1778" svg:viewBox="0 0 1779 1">
          <text:p/>
        </draw:connector>
        <draw:custom-shape draw:style-name="gr22" draw:text-style-name="P7" xml:id="id25" draw:id="id25" draw:layer="layout" svg:width="5.969cm" svg:height="1.651cm" svg:x="16.494cm" svg:y="25.384cm">
          <text:p text:style-name="P6"><text:span text:style-name="T3">Can’t emit by value to QML</text:span></text:p>
          <text:p text:style-name="P6"><text:span text:style-name="T2">But that’s rare any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4.776cm" svg:y1="26.273cm" svg:x2="22.463cm" svg:y2="26.209cm" draw:start-shape="id23" draw:end-shape="id25" svg:d="M24776 26273h-1157v-64h-1156" svg:viewBox="0 0 2314 65">
          <text:p text:style-name="P3">no</text:p>
        </draw:connector>
        <draw:custom-shape draw:style-name="gr23" draw:text-style-name="P11" xml:id="id26" draw:id="id26" draw:layer="layout" svg:width="5.207cm" svg:height="1.143cm" svg:x="9.509cm" svg:y="25.638cm">
          <text:p text:style-name="P2"><text:span text:style-name="T1">Egregious</text:span></text:p>
          <text:p text:style-name="P2"><text:span text:style-name="T1">API changes in Qt Qu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6.494cm" svg:y1="26.209cm" svg:x2="14.716cm" svg:y2="26.209cm" draw:start-shape="id25" draw:end-shape="id26" svg:d="M16494 26209h-1778" svg:viewBox="0 0 1779 1">
          <text:p/>
        </draw:connector>
        <draw:custom-shape draw:style-name="gr24" draw:text-style-name="P11" xml:id="id27" draw:id="id27" draw:layer="layout" svg:width="5.969cm" svg:height="1.143cm" svg:x="16.494cm" svg:y="29.702cm">
          <text:p text:style-name="P2"><text:span text:style-name="T1">Still need QQuickMouse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3.479cm" svg:y1="30.273cm" svg:x2="22.463cm" svg:y2="30.273cm" draw:start-shape="id24" draw:end-shape="id27" svg:d="M23479 30273h-1016" svg:viewBox="0 0 1017 1">
          <text:p/>
        </draw:connector>
        <draw:custom-shape draw:style-name="gr25" draw:text-style-name="P16" xml:id="id29" draw:id="id29" draw:layer="layout" svg:width="6.223cm" svg:height="1.905cm" svg:x="29.956cm" svg:y="37.83cm">
          <text:p text:style-name="P1">Deemed best so f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33.067cm" svg:y1="36.433cm" svg:x2="33.067cm" svg:y2="37.83cm" draw:start-shape="id28" draw:end-shape="id29" svg:d="M33067 36433v1397" svg:viewBox="0 0 1 1398">
          <text:p/>
        </draw:connector>
        <draw:frame draw:style-name="gr26" draw:text-style-name="P17" draw:layer="layout" svg:width="0.665cm" svg:height="0.665cm" svg:x="53.451cm" svg:y="29.321cm">
          <draw:image xlink:href="Pictures/10000201000004000000040096D24AD55B100E25.png" xlink:type="simple" xlink:show="embed" xlink:actuate="onLoad" loext:mime-type="image/png">
            <text:p/>
          </draw:image>
        </draw:frame>
        <draw:custom-shape draw:style-name="gr27" draw:text-style-name="P19" xml:id="id6" draw:id="id6" draw:layer="layout" svg:width="2.794cm" svg:height="2.667cm" svg:x="26.654cm" svg:y="3.23cm">
          <text:p text:style-name="P18"><text:span text:style-name="T10">Can’t have </text:span></text:p>
          <text:p text:style-name="P18"><text:span text:style-name="T10">unified </text:span></text:p>
          <text:p text:style-name="P18"><text:span text:style-name="T10">delivery logi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8" draw:text-style-name="P19" xml:id="id7" draw:id="id7" draw:layer="layout" svg:width="2.794cm" svg:height="2.667cm" svg:x="30.464cm" svg:y="3.23cm">
          <text:p text:style-name="P18"><text:span text:style-name="T10">Can’t stop </text:span></text:p>
          <text:p text:style-name="P18"><text:span text:style-name="T10">using </text:span></text:p>
          <text:p text:style-name="P18"><text:span text:style-name="T10">Qt Quick</text:span></text:p>
          <text:p text:style-name="P18"><text:span text:style-name="T10">wrapper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19" xml:id="id21" draw:id="id21" draw:layer="layout" svg:width="3.302cm" svg:height="3.175cm" svg:x="19.542cm" svg:y="20.883cm">
          <text:p text:style-name="P18"><text:span text:style-name="T10">- Events are </text:span></text:p>
          <text:p text:style-name="P18"><text:span text:style-name="T10">not moveable</text:span></text:p>
          <text:p text:style-name="P18"><text:span text:style-name="T10">- Needs </text:span></text:p>
          <text:p text:style-name="P18"><text:span text:style-name="T10">bookkeepin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0" draw:text-style-name="P8" xml:id="id30" draw:id="id30" draw:layer="layout" svg:width="5.053cm" svg:height="2.921cm" svg:x="9.536cm" svg:y="28.813cm">
          <text:p text:style-name="P8"><text:span text:style-name="T4">Re-introduce</text:span></text:p>
          <text:p text:style-name="P8"><text:span text:style-name="T4">QEventPoint.d-pt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6.494cm" svg:y1="30.273cm" svg:x2="14.589cm" svg:y2="30.273cm" draw:start-shape="id27" draw:end-shape="id30" svg:d="M16494 30273h-1905" svg:viewBox="0 0 1906 1">
          <text:p/>
        </draw:connector>
        <draw:custom-shape draw:style-name="gr31" draw:text-style-name="P21" xml:id="id31" draw:id="id31" draw:layer="layout" svg:width="10.922cm" svg:height="3.302cm" svg:x="6.588cm" svg:y="33.512cm">
          <text:p text:style-name="P20"><text:span text:style-name="T2">The usual freedom to change QeventPointPrivate later</text:span></text:p>
          <text:p text:style-name="P20"><text:span text:style-name="T2">The usual quick copying</text:span></text:p>
          <text:p text:style-name="P20"><text:span text:style-name="T3">Every accessor has an indirection</text:span></text:p>
          <text:p text:style-name="P20"><text:span text:style-name="T7">One or more heap allocations per event delivery</text:span></text:p>
          <text:p text:style-name="P20"><text:span text:style-name="T2">QPA events are heap-allocated anyway; maybe later</text:span></text:p>
          <text:p text:style-name="P20"><text:span text:style-name="T2"><text:s text:c="4"/></text:span><text:span text:style-name="T2">we can reuse the eventpoints from th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2.062cm" svg:y1="31.607cm" svg:x2="12.049cm" svg:y2="33.512cm" draw:end-shape="id31" svg:d="M12062 31607v702h-13v1203" svg:viewBox="0 0 14 1906">
          <text:p text:style-name="P3">yes</text:p>
        </draw:connector>
        <draw:custom-shape draw:style-name="gr32" draw:text-style-name="P8" xml:id="id33" draw:id="id33" draw:layer="layout" svg:width="4.064cm" svg:height="2.794cm" svg:x="19.161cm" svg:y="33.766cm">
          <text:p text:style-name="P8"><text:span text:style-name="T4">Store grabbers</text:span></text:p>
          <text:p text:style-name="P8"><text:span text:style-name="T4">separatel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7" xml:id="id32" draw:id="id32" draw:layer="layout" svg:width="6.35cm" svg:height="2.413cm" svg:x="1.254cm" svg:y="29.067cm">
          <text:p text:style-name="P6"><text:span text:style-name="T2">Avoid heap allocation</text:span></text:p>
          <text:p text:style-name="P6"><text:span text:style-name="T2">Copying is rare anyway</text:span></text:p>
          <text:p text:style-name="P6"><text:span text:style-name="T3">Pressure to make QEP smaller</text:span></text:p>
          <text:p text:style-name="P6"><text:span text:style-name="T3">Frozen for Qt 6 se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9.536cm" svg:y1="30.273cm" svg:x2="7.604cm" svg:y2="30.273cm" draw:start-shape="id30" draw:end-shape="id32" svg:d="M9536 30273h-1932" svg:viewBox="0 0 1933 1">
          <text:p text:style-name="P3">no</text:p>
        </draw:connector>
        <draw:connector draw:style-name="gr6" draw:text-style-name="P5" draw:layer="layout" svg:x1="17.51cm" svg:y1="35.163cm" svg:x2="19.161cm" svg:y2="35.163cm" draw:start-shape="id31" draw:end-shape="id33" svg:d="M17510 35163h1651" svg:viewBox="0 0 1652 1">
          <text:p/>
        </draw:connector>
        <draw:custom-shape draw:style-name="gr34" draw:text-style-name="P7" xml:id="id28" draw:id="id28" draw:layer="layout" svg:width="12.065cm" svg:height="2.54cm" svg:x="27.035cm" svg:y="33.893cm">
          <text:p text:style-name="P6"><text:span text:style-name="T2">QEventPointPrivate becomes read-mostly data, and smaller</text:span></text:p>
          <text:p text:style-name="P6"><text:span text:style-name="T2">Easy to emit grabChanged signal with event and point</text:span></text:p>
          <text:p text:style-name="P6"><text:span text:style-name="T2">Maybe accept/reject in QML can work?</text:span></text:p>
          <text:p text:style-name="P6"><text:span text:style-name="T3">Need a separate map 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3.225cm" svg:y1="35.163cm" svg:x2="27.035cm" svg:y2="35.163cm" draw:start-shape="id33" draw:end-shape="id28" svg:d="M23225 35163h3810" svg:viewBox="0 0 3811 1">
          <text:p text:style-name="P3">move to</text:p>
          <text:p text:style-name="P22"><text:span text:style-name="T4">QPointingDevice</text:span></text:p>
        </draw:connector>
        <draw:custom-shape draw:style-name="gr21" draw:text-style-name="P7" xml:id="id34" draw:id="id34" draw:layer="layout" svg:width="7.62cm" svg:height="1.651cm" svg:x="17.383cm" svg:y="38.465cm">
          <text:p text:style-name="P6"><text:span text:style-name="T3">QList m_passiveGrabbers</text:span></text:p>
          <text:p text:style-name="P6"><text:span text:style-name="T3"><text:s text:c="3"/></text:span><text:span text:style-name="T3">created and destroyed frequentl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1.193cm" svg:y1="36.56cm" svg:x2="21.193cm" svg:y2="38.465cm" draw:start-shape="id33" draw:end-shape="id34" svg:d="M21193 36560v1905" svg:viewBox="0 0 1 1906">
          <text:p text:style-name="P3">no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1:49:35.018501045</meta:creation-date>
    <dc:date>2020-09-04T19:07:22.102109495</dc:date>
    <meta:editing-duration>PT3H42M57S</meta:editing-duration>
    <meta:editing-cycles>34</meta:editing-cycles>
    <meta:generator>LibreOffice/6.4.6.2$Linux_X86_64 LibreOffice_project/40$Build-2</meta:generator>
    <meta:document-statistic meta:object-count="70"/>
  </office:meta>
</office:document-meta>
</file>